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cm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cc9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cm" svg:stroke-color="#808080" draw:marker-start-width="0.2cm" draw:marker-end-width="0.2cm" draw:fill="solid" draw:fill-color="#ffcc99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cm" svg:stroke-color="#808080" draw:marker-start-width="0.2cm" draw:marker-end-width="0.2cm" draw:fill="solid" draw:fill-color="#cfe7e5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05cm" svg:stroke-color="#80808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Ultrafine_20_Dashed" svg:stroke-width="0.05cm" svg:stroke-color="#80808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Ultrafine_20_Dashed" svg:stroke-width="0cm" svg:stroke-color="#80808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dash" draw:stroke-dash="Ultrafine_20_Dashed" svg:stroke-width="0cm" svg:stroke-color="#808080" draw:marker-start-width="0.2cm" draw:marker-end-width="0.2cm" draw:fill="solid" draw:fill-color="#ffcc99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0" style:family="graphic" style:parent-style-name="objectwithoutfill">
      <style:graphic-properties draw:stroke="dash" draw:stroke-dash="Ultrafine_20_Dashed" svg:stroke-width="0.05cm" svg:stroke-color="#80808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draw:stroke-dash="Ultrafine_20_Dashed" svg:stroke-width="0.1cm" svg:stroke-color="#00000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9cm" svg:height="3cm" svg:x="0.1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cm" svg:height="3cm" svg:x="3.1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1cm" svg:height="1cm" svg:x="4.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" draw:id="id2" draw:layer="layout" svg:width="1cm" svg:height="1cm" svg:x="8.1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1cm" svg:height="1cm" svg:x="4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1cm" svg:height="1cm" svg:x="8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1cm" svg:height="1cm" svg:x="10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cm" svg:height="1cm" svg:x="12.1cm" svg:y="3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1cm" svg:height="1cm" svg:x="6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1cm" svg:height="1cm" svg:x="11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1cm" svg:height="1cm" svg:x="13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1cm" svg:height="1cm" svg:x="2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10.6cm" svg:y1="1.1cm" svg:x2="8.6cm" svg:y2="3.1cm" draw:start-shape="id1" draw:start-glue-point="8" draw:end-shape="id2" draw:end-glue-point="0" svg:d="m10600 1100c0 1537-2000 538-2000 2000">
          <text:p/>
        </draw:connector>
        <draw:connector draw:style-name="gr6" draw:text-style-name="P1" draw:layer="layout" draw:type="curve" svg:x1="10.6cm" svg:y1="1.1cm" svg:x2="12.6cm" svg:y2="3.1cm" draw:start-shape="id1" draw:start-glue-point="8" draw:end-shape="id3" draw:end-glue-point="0" svg:d="m10600 1100c0 1537 2000 538 2000 2000">
          <text:p/>
        </draw:connector>
        <draw:connector draw:style-name="gr7" draw:text-style-name="P1" draw:layer="layout" draw:type="curve" svg:x1="4.6cm" svg:y1="4.1cm" svg:x2="2.6cm" svg:y2="6.1cm" draw:start-shape="id4" draw:start-glue-point="2" draw:end-shape="id5" draw:end-glue-point="4" svg:d="m4600 4100c0 1537-2000 538-2000 2000">
          <text:p/>
        </draw:connector>
        <draw:connector draw:style-name="gr7" draw:text-style-name="P1" draw:layer="layout" draw:type="curve" svg:x1="4.6cm" svg:y1="4.1cm" svg:x2="6.6cm" svg:y2="6.1cm" draw:start-shape="id4" draw:start-glue-point="2" draw:end-shape="id6" draw:end-glue-point="4" svg:d="m4600 4100c0 1537 2000 538 2000 2000">
          <text:p/>
        </draw:connector>
        <draw:connector draw:style-name="gr8" draw:text-style-name="P1" draw:layer="layout" draw:type="curve" svg:x1="8.6cm" svg:y1="4.1cm" svg:x2="8.6cm" svg:y2="6.1cm" draw:start-shape="id2" draw:start-glue-point="2" draw:end-shape="id7" draw:end-glue-point="4" svg:d="m8600 4100v2000">
          <text:p/>
        </draw:connector>
        <draw:connector draw:style-name="gr8" draw:text-style-name="P1" draw:layer="layout" draw:type="curve" svg:x1="12.6cm" svg:y1="4.1cm" svg:x2="11.6cm" svg:y2="6.1cm" draw:start-shape="id3" draw:start-glue-point="2" draw:end-shape="id8" draw:end-glue-point="4" svg:d="m12600 4100c0 1500-1000 500-1000 2000">
          <text:p/>
        </draw:connector>
        <draw:connector draw:style-name="gr8" draw:text-style-name="P1" draw:layer="layout" draw:type="curve" svg:x1="12.6cm" svg:y1="4.1cm" svg:x2="13.6cm" svg:y2="6.1cm" draw:start-shape="id3" draw:start-glue-point="2" draw:end-shape="id9" draw:end-glue-point="4" svg:d="m12600 4100c0 1500 1000 500 1000 2000">
          <text:p/>
        </draw:connector>
        <draw:custom-shape draw:style-name="gr2" draw:text-style-name="P1" xml:id="id10" draw:id="id10" draw:layer="layout" svg:width="1cm" svg:height="1cm" svg:x="4.1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1" draw:id="id11" draw:layer="layout" svg:width="1cm" svg:height="1cm" svg:x="3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7" draw:id="id17" draw:layer="layout" svg:width="1cm" svg:height="1cm" svg:x="5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4.6cm" svg:y1="10.1cm" svg:x2="3.6cm" svg:y2="12.1cm" draw:start-shape="id10" draw:start-glue-point="2" draw:end-shape="id11" draw:end-glue-point="4" svg:d="m4600 10100c0 1537-1000 538-1000 2000">
          <text:p/>
        </draw:connector>
        <draw:custom-shape draw:style-name="gr9" draw:text-style-name="P1" xml:id="id12" draw:id="id12" draw:layer="layout" svg:width="1cm" svg:height="1cm" svg:x="16.1cm" svg:y="3.1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10.6cm" svg:y1="1.1cm" svg:x2="16.6cm" svg:y2="3.1cm" draw:start-shape="id1" draw:start-glue-point="8" draw:end-shape="id12" draw:end-glue-point="0" svg:d="m10600 1100c0 1537 6000 538 6000 2000">
          <text:p/>
        </draw:connector>
        <draw:custom-shape draw:style-name="gr9" draw:text-style-name="P1" xml:id="id14" draw:id="id14" draw:layer="layout" svg:width="1cm" svg:height="1cm" svg:x="7.1cm" svg:y="9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1cm" svg:height="1cm" svg:x="1.1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6" draw:id="id16" draw:layer="layout" svg:width="1cm" svg:height="1cm" svg:x="1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4.6cm" svg:y1="7.1cm" svg:x2="7.6cm" svg:y2="9.1cm" draw:start-shape="id13" draw:start-glue-point="8" draw:end-shape="id14" svg:d="m4600 7100c0 1537 3000 538 3000 2000">
          <text:p/>
        </draw:connector>
        <draw:connector draw:style-name="gr6" draw:text-style-name="P1" draw:layer="layout" draw:type="curve" svg:x1="4.6cm" svg:y1="7.1cm" svg:x2="1.6cm" svg:y2="9.1cm" draw:start-shape="id13" draw:start-glue-point="8" draw:end-shape="id15" draw:end-glue-point="0" svg:d="m4600 7100c0 1537-3000 538-3000 2000">
          <text:p/>
        </draw:connector>
        <draw:connector draw:style-name="gr7" draw:text-style-name="P1" draw:layer="layout" draw:type="curve" svg:x1="1.6cm" svg:y1="10.1cm" svg:x2="1.6cm" svg:y2="12.1cm" draw:start-shape="id15" draw:start-glue-point="2" draw:end-shape="id16" draw:end-glue-point="4" svg:d="m1600 10100v2000">
          <text:p/>
        </draw:connector>
        <draw:frame draw:style-name="gr11" draw:text-style-name="P2" draw:layer="layout" svg:width="1.018cm" svg:height="1.195cm" svg:x="3.582cm" svg:y="1cm">
          <draw:text-box>
            <text:p><text:span text:style-name="T1">?</text:span></text:p>
          </draw:text-box>
        </draw:frame>
        <draw:frame draw:style-name="gr11" draw:text-style-name="P2" draw:layer="layout" svg:width="1.018cm" svg:height="1.195cm" svg:x="0.6cm" svg:y="7.105cm">
          <draw:text-box>
            <text:p><text:span text:style-name="T1">?</text:span></text:p>
          </draw:text-box>
        </draw:frame>
        <draw:connector draw:style-name="gr12" draw:text-style-name="P1" draw:layer="layout" draw:type="curve" svg:x1="4.6cm" svg:y1="7.1cm" svg:x2="4.6cm" svg:y2="9.1cm" draw:start-shape="id13" draw:start-glue-point="8" draw:end-shape="id10" draw:end-glue-point="0" svg:d="m4600 7100v2000">
          <text:p/>
        </draw:connector>
        <draw:connector draw:style-name="gr13" draw:text-style-name="P1" draw:layer="layout" draw:type="curve" svg:x1="4.6cm" svg:y1="4.1cm" svg:x2="4.6cm" svg:y2="6.1cm" draw:start-shape="id4" draw:start-glue-point="2" draw:end-shape="id13" draw:end-glue-point="4" svg:d="m4600 4100v2000">
          <text:p/>
        </draw:connector>
        <draw:connector draw:style-name="gr12" draw:text-style-name="P1" draw:layer="layout" draw:type="curve" svg:x1="10.6cm" svg:y1="1.1cm" svg:x2="4.6cm" svg:y2="3.1cm" draw:start-shape="id1" draw:start-glue-point="8" draw:end-shape="id4" draw:end-glue-point="0" svg:d="m10600 1100c0 1501-6000 502-6000 2000">
          <text:p/>
        </draw:connector>
        <draw:connector draw:style-name="gr13" draw:text-style-name="P1" draw:layer="layout" draw:type="curve" svg:x1="4.6cm" svg:y1="10.1cm" svg:x2="5.6cm" svg:y2="12.1cm" draw:start-shape="id10" draw:start-glue-point="2" draw:end-shape="id17" draw:end-glue-point="4" svg:d="m4600 10100c0 1500 1000 500 1000 20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8.2cm" fo:page-height="1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04:14:44</dc:date>
    <meta:editing-duration>PT1H17M7S</meta:editing-duration>
    <meta:editing-cycles>15</meta:editing-cycles>
    <meta:generator>LibreOffice/3.4$Unix LibreOffice_project/340m1$Build-402</meta:generator>
    <meta:document-statistic meta:object-count="37"/>
  </office:meta>
</office:document-meta>
</file>